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19.3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3.07pt" draw:z-index="5" draw:style-name="gr3" draw:text-style-name="P3" svg:width="39.49pt" svg:height="15.05pt" svg:x="64.26pt" svg:y="20.44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4">00/00/0000</text:date>, <text:time style:data-style-name="N2" text:time-value="17:53:04.2521273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04T17:53:28.504008124</dc:date>
    <meta:editing-duration>P80DT18H23M33S</meta:editing-duration>
    <meta:editing-cycles>3181</meta:editing-cycles>
    <meta:generator>LibreOffice/5.1.6.2$Linux_X86_64 LibreOffice_project/10m0$Build-2</meta:generator>
    <meta:document-statistic meta:table-count="3" meta:cell-count="54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